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891cm" fo:min-width="0.35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6.83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29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21cm" fo:min-width="2.00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12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4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1.412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26cm" fo:min-width="6.705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79cm" fo:min-width="3.531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319cm" fo:min-width="0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36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21cm" fo:min-width="1.8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634cm" fo:min-width="0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6.172cm" fo:min-width="0cm" fo:padding-top="0.165cm" fo:padding-bottom="0.165cm" fo:padding-left="0.29cm" fo:padding-right="0.29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034cm" fo:min-width="14.833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8cm" fo:min-width="1.88cm" fo:padding-top="0.142cm" fo:padding-bottom="0.142cm" fo:padding-left="0.267cm" fo:padding-right="0.267cm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3.175cm" svg:x="18.018cm" svg:y="22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3.175cm" svg:x="5.19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6.796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614cm" svg:y1="20.566cm" svg:x2="9.614cm" svg:y2="16.248cm">
          <text:p/>
        </draw:line>
        <draw:custom-shape draw:style-name="gr3" draw:text-style-name="P2" xml:id="id15" draw:id="id15" draw:layer="layout" svg:width="7.366cm" svg:height="1.905cm" svg:x="5.318cm" svg:y="17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8.474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10.025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11.595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12.938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035cm" svg:height="0.962cm" svg:x="16.113cm" svg:y="23.987cm">
          <draw:text-box>
            <text:p>...</text:p>
          </draw:text-box>
        </draw:frame>
        <draw:frame draw:style-name="gr5" draw:text-style-name="P3" draw:layer="layout" svg:width="3.317cm" svg:height="0.962cm" svg:x="1.366cm" svg:y="23.606cm">
          <draw:text-box>
            <text:p>blockdevs</text:p>
          </draw:text-box>
        </draw:frame>
        <draw:frame draw:style-name="gr6" draw:text-style-name="P5" draw:layer="layout" svg:width="3.529cm" svg:height="2.384cm" svg:x="1.281cm" svg:y="18.907cm">
          <draw:text-box>
            <text:p text:style-name="P4">backstore</text:p>
            <text:p text:style-name="P4">cap device</text:p>
            <text:p text:style-name="P4">(linear)</text:p>
          </draw:text-box>
        </draw:frame>
        <draw:g xml:id="id3" draw:id="id3">
          <draw:custom-shape draw:style-name="gr7" draw:text-style-name="P1" draw:layer="layout" svg:width="2.54cm" svg:height="1.905cm" svg:x="1.889cm" svg:y="11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5" draw:layer="layout" svg:width="2.54cm" svg:height="1.673cm" svg:x="1.943cm" svg:y="11.997cm">
            <draw:text-box>
              <text:p text:style-name="P4">meta</text:p>
              <text:p text:style-name="P4">(linear)</text:p>
            </draw:text-box>
          </draw:frame>
        </draw:g>
        <draw:g xml:id="id7" draw:id="id7">
          <draw:custom-shape draw:style-name="gr7" draw:text-style-name="P1" draw:layer="layout" svg:width="2.54cm" svg:height="1.905cm" svg:x="14.462cm" svg:y="11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5" draw:layer="layout" svg:width="2.513cm" svg:height="1.673cm" svg:x="14.489cm" svg:y="11.843cm">
            <draw:text-box>
              <text:p text:style-name="P4">mdv</text:p>
              <text:p>(linear)</text:p>
            </draw:text-box>
          </draw:frame>
        </draw:g>
        <draw:custom-shape draw:style-name="gr10" draw:text-style-name="P1" xml:id="id4" draw:id="id4" draw:layer="layout" svg:width="0.762cm" svg:height="0.762cm" draw:transform="rotate (-1.5707963267949) translate (6.461cm 15.4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xml:id="id6" draw:id="id6" draw:layer="layout" svg:width="0.762cm" svg:height="0.762cm" draw:transform="rotate (-1.5707963267949) translate (7.223cm 15.4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xml:id="id2" draw:id="id2" draw:layer="layout" svg:width="0.762cm" svg:height="0.762cm" draw:transform="rotate (-1.5707963267949) translate (5.699cm 15.4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xml:id="id8" draw:id="id8" draw:layer="layout" svg:width="0.762cm" svg:height="0.762cm" draw:transform="rotate (-1.5707963267949) translate (8.058cm 15.4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xml:id="id9" draw:id="id9" draw:layer="layout" svg:width="0.762cm" svg:height="0.762cm" draw:transform="rotate (-1.5707963267949) translate (8.866cm 15.4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xml:id="id10" draw:id="id10" draw:layer="layout" svg:width="0.762cm" svg:height="0.762cm" draw:transform="rotate (-1.5707963267949) translate (9.601cm 15.4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1" draw:text-style-name="P4" draw:layer="layout" draw:type="curve" svg:x1="10.681cm" svg:y1="10.73cm" svg:x2="5.318cm" svg:y2="15.486cm" draw:start-shape="id1" draw:start-glue-point="2" draw:end-shape="id2" draw:end-glue-point="5" svg:d="M10681 10730c0 3553-5363 1176-5363 4756" svg:viewBox="0 0 5364 4757">
          <text:p/>
        </draw:connector>
        <draw:connector draw:style-name="gr11" draw:text-style-name="P4" draw:layer="layout" draw:type="curve" svg:x1="3.186cm" svg:y1="13.775cm" svg:x2="6.08cm" svg:y2="15.486cm" draw:start-shape="id3" draw:start-glue-point="2" draw:end-shape="id4" draw:end-glue-point="5" svg:d="M3186 13775c0 1282 2894 427 2894 1711" svg:viewBox="0 0 2895 1712">
          <text:p/>
        </draw:connector>
        <draw:connector draw:style-name="gr11" draw:text-style-name="P4" draw:layer="layout" draw:type="curve" svg:x1="7.54cm" svg:y1="10.854cm" svg:x2="6.842cm" svg:y2="15.486cm" draw:start-shape="id5" draw:start-glue-point="2" draw:end-shape="id6" draw:end-glue-point="5" svg:d="M7540 10854c0 3474-698 1158-698 4632" svg:viewBox="0 0 699 4633">
          <text:p/>
        </draw:connector>
        <draw:connector draw:style-name="gr11" draw:text-style-name="P4" draw:layer="layout" draw:type="curve" svg:x1="15.732cm" svg:y1="13.648cm" svg:x2="7.677cm" svg:y2="15.459cm" draw:start-shape="id7" draw:start-glue-point="2" draw:end-shape="id8" draw:end-glue-point="5" svg:d="M15732 13648c0 1357-8055 452-8055 1811" svg:viewBox="0 0 8056 1812">
          <text:p/>
        </draw:connector>
        <draw:connector draw:style-name="gr11" draw:text-style-name="P4" draw:layer="layout" draw:type="curve" svg:x1="7.54cm" svg:y1="10.854cm" svg:x2="8.485cm" svg:y2="15.432cm" draw:start-shape="id5" draw:start-glue-point="2" draw:end-shape="id9" draw:end-glue-point="5" svg:d="M7540 10854c0 3433 945 1145 945 4578" svg:viewBox="0 0 946 4579">
          <text:p/>
        </draw:connector>
        <draw:connector draw:style-name="gr11" draw:text-style-name="P4" draw:layer="layout" draw:type="curve" svg:x1="10.681cm" svg:y1="10.73cm" svg:x2="9.22cm" svg:y2="15.459cm" draw:start-shape="id1" draw:start-glue-point="2" draw:end-shape="id10" draw:end-glue-point="5" svg:d="M10681 10730c0 3534-1461 1170-1461 4729" svg:viewBox="0 0 1462 4730">
          <text:p/>
        </draw:connector>
        <draw:g>
          <draw:custom-shape draw:style-name="gr7" draw:text-style-name="P1" draw:layer="layout" svg:width="2.54cm" svg:height="1.905cm" svg:x="9.382cm" svg:y="8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5" xml:id="id1" draw:id="id1" draw:layer="layout" svg:width="2.54cm" svg:height="1.673cm" svg:x="9.411cm" svg:y="9.057cm">
            <draw:text-box>
              <text:p text:style-name="P4">meta</text:p>
              <text:p text:style-name="P4">(linear)</text:p>
            </draw:text-box>
          </draw:frame>
        </draw:g>
        <draw:g xml:id="id5" draw:id="id5">
          <draw:custom-shape draw:style-name="gr7" draw:text-style-name="P1" draw:layer="layout" svg:width="2.54cm" svg:height="1.905cm" svg:x="6.207cm" svg:y="8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64cm" svg:height="1.759cm" svg:x="6.234cm" svg:y="9.084cm">
            <draw:text-box>
              <text:p text:style-name="P4">data</text:p>
              <text:p text:style-name="P4">(linear)</text:p>
            </draw:text-box>
          </draw:frame>
        </draw:g>
        <draw:custom-shape draw:style-name="gr13" draw:text-style-name="P1" draw:layer="layout" svg:width="7.239cm" svg:height="3.81cm" svg:x="5.491cm" svg:y="7.933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716cm" svg:height="0.962cm" svg:x="9.226cm" svg:y="7.933cm">
          <draw:text-box>
            <text:p>thinpool</text:p>
          </draw:text-box>
        </draw:frame>
        <draw:g>
          <draw:custom-shape draw:style-name="gr15" draw:text-style-name="P1" draw:layer="layout" svg:width="4.064cm" svg:height="2.794cm" svg:x="13.7cm" svg:y="8.949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frame draw:style-name="gr16" draw:text-style-name="P3" draw:layer="layout" svg:width="3.556cm" svg:height="1.673cm" svg:x="13.954cm" svg:y="9.054cm">
            <draw:text-box>
              <text:p>filesystem</text:p>
              <text:p text:style-name="P4">metadata</text:p>
            </draw:text-box>
          </draw:frame>
        </draw:g>
        <draw:custom-shape draw:style-name="gr1" draw:text-style-name="P1" xml:id="id11" draw:id="id11" draw:layer="layout" svg:width="0.889cm" svg:height="3.175cm" svg:x="5.064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2" draw:id="id12" draw:layer="layout" svg:width="0.762cm" svg:height="0.762cm" draw:transform="rotate (-1.5707963267949) translate (6.253cm 7.1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xml:id="id14" draw:id="id14" draw:layer="layout" svg:width="0.762cm" svg:height="0.635cm" draw:transform="rotate (-1.5707963267949) translate (6.988cm 7.1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13" draw:id="id13" draw:layer="layout" svg:width="0.889cm" svg:height="3.175cm" svg:x="6.588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type="curve" svg:x1="5.508cm" svg:y1="5.012cm" svg:x2="5.872cm" svg:y2="7.171cm" draw:start-shape="id11" draw:start-glue-point="2" draw:end-shape="id12" draw:end-glue-point="5" svg:d="M5508 5012c0 1618 364 539 364 2159" svg:viewBox="0 0 365 2160">
          <text:p/>
        </draw:connector>
        <draw:connector draw:style-name="gr18" draw:text-style-name="P1" draw:layer="layout" draw:type="curve" svg:x1="7.032cm" svg:y1="5.012cm" svg:x2="6.671cm" svg:y2="7.172cm" draw:start-shape="id13" draw:start-glue-point="2" draw:end-shape="id14" draw:end-glue-point="5" svg:d="M7032 5012c0 1618-361 539-361 2160" svg:viewBox="0 0 362 2161">
          <text:p/>
        </draw:connector>
        <draw:frame draw:style-name="gr19" draw:text-style-name="P5" draw:layer="layout" svg:width="3.736cm" svg:height="2.384cm" svg:x="1.201cm" svg:y="5.398cm">
          <draw:text-box>
            <text:p text:style-name="P4">thinly</text:p>
            <text:p text:style-name="P4">provisioned</text:p>
            <text:p text:style-name="P4">filesystems</text:p>
          </draw:text-box>
        </draw:frame>
        <draw:g>
          <draw:g>
            <draw:custom-shape draw:style-name="gr15" draw:text-style-name="P1" draw:layer="layout" svg:width="4.064cm" svg:height="2.794cm" svg:x="1.127cm" svg:y="9.001cm">
              <text:p/>
  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6" draw:text-style-name="P3" draw:layer="layout" svg:width="3.556cm" svg:height="1.673cm" svg:x="1.381cm" svg:y="9.106cm">
              <draw:text-box>
                <text:p text:style-name="P4">backup for thinpool</text:p>
              </draw:text-box>
            </draw:frame>
          </draw:g>
        </draw:g>
        <draw:custom-shape draw:style-name="gr20" draw:text-style-name="P1" xml:id="id17" draw:id="id17" draw:layer="layout" svg:width="2.413cm" svg:height="1.905cm" svg:x="13.319cm" svg:y="17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8" draw:id="id18" draw:layer="layout" svg:width="1.397cm" svg:height="1.016cm" draw:transform="rotate (-1.5707963267949) translate (13.192cm 21.166cm)">
          <text:p/>
          <draw:enhanced-geometry svg:viewBox="0 0 21600 21600" draw:glue-points="21600 0 0 10800 21600 21600" draw:text-areas="13800 ?f9 21600 ?f10" draw:type="left-brace" draw:modifiers="1800 10698.846206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8" draw:text-style-name="P1" draw:layer="layout" draw:type="curve" svg:x1="9.001cm" svg:y1="19.75cm" svg:x2="8.621cm" svg:y2="21.093cm" draw:start-shape="id15" draw:start-glue-point="2" draw:end-shape="id16" draw:end-glue-point="5" svg:d="M9001 19750c0 988-380 317-380 1343" svg:viewBox="0 0 381 1344">
          <text:p/>
        </draw:connector>
        <draw:connector draw:style-name="gr18" draw:text-style-name="P1" draw:layer="layout" draw:type="curve" svg:x1="14.525cm" svg:y1="19.75cm" svg:x2="12.685cm" svg:y2="21.166cm" draw:start-shape="id17" draw:start-glue-point="2" draw:end-shape="id18" draw:end-glue-point="5" svg:d="M14525 19750c0 1044-1840 336-1840 1416" svg:viewBox="0 0 1841 1417">
          <text:p/>
        </draw:connector>
        <draw:frame draw:style-name="gr22" draw:text-style-name="P3" draw:layer="layout" svg:width="2.471cm" svg:height="1.673cm" svg:x="7.927cm" svg:y="17.95cm">
          <draw:text-box>
            <text:p text:style-name="P4">origin</text:p>
            <text:p>(linear)</text:p>
          </draw:text-box>
        </draw:frame>
        <draw:custom-shape draw:style-name="gr23" draw:text-style-name="P1" xml:id="id16" draw:id="id16" draw:layer="layout" svg:width="1.397cm" svg:height="6.858cm" draw:transform="rotate (-1.5707963267949) translate (12.049cm 21.093cm)">
          <text:p/>
          <draw:enhanced-geometry svg:viewBox="0 0 21600 21600" draw:glue-points="21600 0 0 10800 21600 21600" draw:text-areas="13800 ?f9 21600 ?f10" draw:type="left-brace" draw:modifiers="1800 10698.846206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3" draw:layer="layout" svg:width="2.471cm" svg:height="1.673cm" svg:x="13.319cm" svg:y="17.972cm">
          <draw:text-box>
            <text:p text:style-name="P4">meta</text:p>
            <text:p>(linear)</text:p>
          </draw:text-box>
        </draw:frame>
        <draw:custom-shape draw:style-name="gr24" draw:text-style-name="P1" draw:layer="layout" svg:width="15.367cm" svg:height="4.318cm" svg:x="4.937cm" svg:y="16.2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.413cm" svg:height="1.397cm" svg:x="8.366cm" svg:y="20.666cm">
          <text:p text:style-name="P4">next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" draw:text-style-name="P1" draw:layer="layout" svg:width="0.889cm" svg:height="3.175cm" svg:x="14.462cm" svg:y="22.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20" draw:id="id20" draw:layer="layout" svg:width="1.397cm" svg:height="1.016cm" draw:transform="rotate (-1.5707963267949) translate (14.335cm 21.193cm)">
          <text:p/>
          <draw:enhanced-geometry svg:viewBox="0 0 21600 21600" draw:glue-points="21600 0 0 10800 21600 21600" draw:text-areas="13800 ?f9 21600 ?f10" draw:type="left-brace" draw:modifiers="1800 10698.846206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" draw:layer="layout" svg:width="2.413cm" svg:height="1.905cm" svg:x="16.494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xml:id="id19" draw:id="id19" draw:layer="layout" svg:width="2.471cm" svg:height="1.673cm" svg:x="16.494cm" svg:y="18.018cm">
          <draw:text-box>
            <text:p text:style-name="P4">cache</text:p>
            <text:p>(linear)</text:p>
          </draw:text-box>
        </draw:frame>
        <draw:connector draw:style-name="gr18" draw:text-style-name="P1" draw:layer="layout" draw:type="curve" svg:x1="17.729cm" svg:y1="19.691cm" svg:x2="13.828cm" svg:y2="21.193cm" draw:start-shape="id19" draw:start-glue-point="2" draw:end-shape="id20" draw:end-glue-point="5" svg:d="M17729 19691c0 1095-3901 344-3901 1502" svg:viewBox="0 0 3902 1503">
          <text:p/>
        </draw:connector>
        <draw:custom-shape draw:style-name="gr21" draw:text-style-name="P1" xml:id="id21" draw:id="id21" draw:layer="layout" svg:width="1.397cm" svg:height="1.016cm" draw:transform="rotate (-1.5707963267949) translate (15.351cm 21.193cm)">
          <text:p/>
          <draw:enhanced-geometry svg:viewBox="0 0 21600 21600" draw:glue-points="21600 0 0 10800 21600 21600" draw:text-areas="13800 ?f9 21600 ?f10" draw:type="left-brace" draw:modifiers="1800 10698.846206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6" draw:text-style-name="P1" draw:layer="layout" draw:type="curve" svg:x1="9.001cm" svg:y1="19.75cm" svg:x2="14.844cm" svg:y2="21.193cm" draw:start-shape="id15" draw:start-glue-point="2" draw:end-shape="id21" draw:end-glue-point="5" svg:d="M9001 19750c0 1063 5843 342 5843 1443" svg:viewBox="0 0 5844 1444">
          <text:p/>
        </draw:connector>
        <draw:frame draw:style-name="gr22" draw:text-style-name="P3" draw:layer="layout" svg:width="2.191cm" svg:height="0.962cm" svg:x="16.875cm" svg:y="16.621cm">
          <draw:text-box>
            <text:p>cach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3:33:55.897509202</meta:creation-date>
    <dc:date>2019-07-09T11:54:04.874749790</dc:date>
    <meta:editing-duration>PT1H3M54S</meta:editing-duration>
    <meta:editing-cycles>5</meta:editing-cycles>
    <meta:generator>LibreOffice/6.1.5.2$Linux_X86_64 LibreOffice_project/10$Build-2</meta:generator>
    <meta:document-statistic meta:object-count="69"/>
  </office:meta>
</office:document-meta>
</file>